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2" style:family="graphic" style:parent-style-name="standard">
      <style:graphic-properties draw:textarea-horizontal-align="justify" draw:textarea-vertical-align="middle" draw:auto-grow-height="false" fo:min-height="2.278cm" fo:min-width="4.028cm"/>
    </style:style>
    <style:style style:name="gr3" style:family="graphic" style:parent-style-name="standard">
      <style:graphic-properties draw:textarea-horizontal-align="justify" draw:textarea-vertical-align="middle" draw:auto-grow-height="false" fo:min-height="2.368cm" fo:min-width="4.118cm"/>
    </style:style>
    <style:style style:name="gr4" style:family="graphic" style:parent-style-name="standard">
      <style:graphic-properties draw:textarea-horizontal-align="justify" draw:textarea-vertical-align="middle" draw:auto-grow-height="false" fo:min-height="4.084cm" fo:min-width="1.0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5.7cm" svg:height="2.4cm" svg:x="7.301cm" svg:y="3.501cm">
          <text:p text:style-name="P1">服务端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2.8cm" svg:x="4.2cm" svg:y="8.3cm">
          <text:p text:style-name="P1">处理客户端请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9cm" svg:height="2.9cm" svg:x="11.8cm" svg:y="8.3cm">
          <text:p text:style-name="P1">保存操作日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1.7cm" svg:height="4.5cm" svg:x="1.9cm" svg:y="12.9cm">
          <text:p text:style-name="P1">登</text:p>
          <text:p text:style-name="P1">录</text:p>
          <text:p text:style-name="P1">请</text:p>
          <text:p text:style-name="P1">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1.7cm" svg:height="4.5cm" svg:x="4.3cm" svg:y="12.901cm">
          <text:p text:style-name="P1">注</text:p>
          <text:p text:style-name="P1">册</text:p>
          <text:p text:style-name="P1">请</text:p>
          <text:p text:style-name="P1">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1.7cm" svg:height="4.5cm" svg:x="6.9cm" svg:y="12.9cm">
          <text:p text:style-name="P1">添</text:p>
          <text:p text:style-name="P1">加</text:p>
          <text:p text:style-name="P1">请</text:p>
          <text:p text:style-name="P1">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7cm" svg:height="4.5cm" svg:x="9.269cm" svg:y="12.844cm">
          <text:p text:style-name="P1">修改</text:p>
          <text:p text:style-name="P1">信息</text:p>
          <text:p text:style-name="P1">请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0.151cm" svg:y1="5.901cm" svg:x2="6.6cm" svg:y2="8.3cm" draw:start-shape="id1" draw:start-glue-point="2" draw:end-shape="id2" svg:d="M10151 5901v1200h-3551v1199" svg:viewBox="0 0 3552 2400">
          <text:p/>
        </draw:connector>
        <draw:connector draw:style-name="gr5" draw:text-style-name="P2" draw:layer="layout" svg:x1="10.151cm" svg:y1="5.901cm" svg:x2="14.25cm" svg:y2="8.3cm" draw:start-shape="id1" draw:start-glue-point="2" draw:end-shape="id3" svg:d="M10151 5901v1200h4099v1199" svg:viewBox="0 0 4100 2400">
          <text:p/>
        </draw:connector>
        <draw:connector draw:style-name="gr5" draw:text-style-name="P2" draw:layer="layout" svg:x1="6.6cm" svg:y1="11.1cm" svg:x2="2.75cm" svg:y2="12.9cm" draw:start-shape="id2" draw:start-glue-point="2" draw:end-shape="id4" draw:end-glue-point="0" svg:d="M6600 11100v901h-3850v899" svg:viewBox="0 0 3851 1801">
          <text:p/>
        </draw:connector>
        <draw:connector draw:style-name="gr5" draw:text-style-name="P2" draw:layer="layout" svg:x1="6.6cm" svg:y1="11.1cm" svg:x2="5.15cm" svg:y2="12.901cm" draw:start-shape="id2" draw:start-glue-point="2" draw:end-shape="id5" svg:d="M6600 11100v901h-1450v900" svg:viewBox="0 0 1451 1802">
          <text:p/>
        </draw:connector>
        <draw:connector draw:style-name="gr5" draw:text-style-name="P2" draw:layer="layout" svg:x1="6.6cm" svg:y1="11.1cm" svg:x2="7.75cm" svg:y2="12.9cm" draw:start-shape="id2" draw:start-glue-point="2" draw:end-shape="id6" draw:end-glue-point="0" svg:d="M6600 11100v901h1150v899" svg:viewBox="0 0 1151 1801">
          <text:p/>
        </draw:connector>
        <draw:connector draw:style-name="gr5" draw:text-style-name="P2" draw:layer="layout" svg:x1="6.6cm" svg:y1="11.1cm" svg:x2="10.119cm" svg:y2="12.844cm" draw:start-shape="id2" draw:start-glue-point="2" draw:end-shape="id7" draw:end-glue-point="0" svg:d="M6600 11100v873h3519v871" svg:viewBox="0 0 3520 1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3:18:09.178936314</meta:creation-date>
    <dc:date>2019-06-20T13:24:24.873723991</dc:date>
    <meta:editing-duration>PT6M15S</meta:editing-duration>
    <meta:editing-cycles>1</meta:editing-cycles>
    <meta:document-statistic meta:object-count="13"/>
    <meta:generator>LibreOffice/6.0.4.2$Linux_X86_64 LibreOffice_project/00m0$Build-2</meta:generator>
  </office:meta>
</office:document-meta>
</file>